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P5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6" style:family="paragraph" style:parent-style-name="Standard" style:list-style-name="L1"/>
    <style:style style:name="T1" style:family="text">
      <style:text-properties style:text-position="super 67%"/>
    </style:style>
    <style:style style:name="T2" style:family="text">
      <style:text-properties officeooo:rsid="00041f4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ewählte Technologie: MQTT</text:p>
      <text:p text:style-name="P2">Schwerpunkt: Ressourcenbedarf</text:p>
      <text:p text:style-name="P2">Titel: Vergleich des Ressourcenbedarfs von QMQTT und PAHO MQTT</text:p>
      <text:p text:style-name="P2"/>
      <text:p text:style-name="P4">David Tarnow, Patrick Olinger</text:p>
      <text:p text:style-name="P3"/>
      <text:p text:style-name="P4">Use-Case-Szenario:</text:p>
      <text:p text:style-name="Standard">Es wir pro MQTT-Client-Implementation eine Applikation erstellt, die jeweils 2 Publisher und 2 Subscriber beinhaltet. Diese tauschen über den MQTT-Broker Mosquitto Daten aus.</text:p>
      <text:p text:style-name="Standard">Die Größe der auszutauschenden Daten ist dabei variabel und wird in mehreren Stufen erhöht.</text:p>
      <text:p text:style-name="Standard">Dabei erfolgen Testdurchläufe mit einer Datengröße von 0, 1, 2, sowie 10<text:span text:style-name="Absatz-Standardschriftart"><text:span text:style-name="T1">1</text:span></text:span> bis 10<text:span text:style-name="Absatz-Standardschriftart"><text:span text:style-name="T1">7</text:span></text:span> Bytes.</text:p>
      <text:p text:style-name="Standard">Der Austausch der Daten erfolgt in fest eingestellten Intervallen von 10 bis 1000 Millisekunden.</text:p>
      <text:p text:style-name="Standard">Pro Testdurchlauf wird dabei sowohl der Hauptspeicher- als auch CPU-Bedarf der einzelnen Komponenten gemessen.</text:p>
      <text:p text:style-name="Standard">Schließlich wird ebenfalls der Ressourcenbedarf für längere Laufzeiten gemessen.</text:p>
      <text:p text:style-name="Standard"/>
      <text:p text:style-name="P2">Hardware- und System-Setup:</text:p>
      <text:p text:style-name="Standard">Als MQTT-Broker wird Eclipse Mosquitto eingesetzt. </text:p>
      <text:p text:style-name="Standard">Für die MQTT-Clients ist jeweils eine Implementierung in QMQTT und PAHO MQTT vorgesehen. </text:p>
      <text:p text:style-name="Standard">Als Betriebssystem für die MQTT-Clients sowie den MQTT-Broker dient dabei Windows 10. </text:p>
      <text:p text:style-name="Standard">Die Konnektivität zwischen den MQTT-Clients und dem MQTT-Broker erfolgt über eine LAN-Verbindung. <text:span text:style-name="T2">Parallel zu den Clients läuft ein Programm das in regelmäßigen abständen die Prozessor- und Speicherauslastung</text:span> <text:span text:style-name="T2">der einzelnen Programme abspeichert. Diese Daten werden mittels Excel ausgewertet.</text:span></text:p>
      <text:p text:style-name="Standard"/>
      <text:p text:style-name="P2">Zu erstellende Demo-Software:</text:p>
      <text:p text:style-name="Standard">Die Applikationen bestehen jeweils aus einem MQTT-Broker und vier MQTT-Clients.</text:p>
      <text:p text:style-name="Standard">Zwei der MQTT-Clients dienen als Publisher, die in voreingestellten Intervallen unterschiedliche Größen an Daten unter einem Topic veröffentlichen.</text:p>
      <text:p text:style-name="Standard">Die verbleibenden zwei MQTT-Clients dienen als Subscriber und lesen/empfangen die veröffentlichten Daten.</text:p>
      <text:p text:style-name="Standard"/>
      <text:p text:style-name="P2">Ermittlung von Eigenschaften:</text:p>
      <text:p text:style-name="Standard">Welche Auswirkung haben verschiedene Größen an Daten auf den Ressourcenbedarf der beiden Implementierungen? </text:p>
      <text:p text:style-name="Standard">Welche Auswirkung hat die zeitliche Abfolge an Veröffentlichungen auf die Hauptspeicher- und CPU-Auslastung der beiden Implementierungen? </text:p>
      <text:p text:style-name="Standard">Wie verhält sich der Ressourcenbedarf bei längeren Laufzeiten der Client-Applikationen.</text:p>
      <text:p text:style-name="Standard"/>
      <text:p text:style-name="P2">Evaluation:</text:p>
      <text:list xml:id="list2129028191" text:style-name="L1">
        <text:list-item>
          <text:p text:style-name="P6">Es werden Datensätze unterschiedlicher Größe gesendet/empfangen. In welchen Ausmaß beeinflusst die Datengröße die Performance und den Speicher der MQTT-Clients? Welche Unterschiede sind zwischen den beiden Implementationen feststellbar?</text:p>
        </text:list-item>
        <text:list-item>
          <text:p text:style-name="P6">Es werden Datensätze in unterschiedlichen Intervallen veröffentlicht. Welche Auswirkung hat die zeitliche Abfolge der Daten auf den Ressourcenbedarf?</text:p>
        </text:list-item>
        <text:list-item>
          <text:p text:style-name="P6">Es werden über einen langen Zeitraum Daten veröffentlicht. Welche Auswirkungen haben lange Laufzeiten auf die Performance bzw. den Speicherbedarf?</text:p>
        </text:list-item>
      </text:list>
      <text:p text:style-name="Standard"/>
      <text:p text:style-name="P1"/>
      <text:p text:style-name="P2">Präsentationsziele:</text:p>
      <text:p text:style-name="Standard">- Darstellung der Aufgabenstellung (1 Folie)</text:p>
      <text:p text:style-name="Standard">- Aufbau und Zusammenspiel der einzelnen Komponenten (1 Folie)</text:p>
      <text:p text:style-name="Standard">- Zu betrachtende Aspekte der jeweiligen Implementation (1 Folie)</text:p>
      <text:p text:style-name="Standard">- Abgrenzung von nicht zu betrachteten Aspekten (Unterschiedliche Anzahl Publisher/Subscriber, Unterschiedliche Bandbreiten) (1 Folie)</text:p>
      <text:p text:style-name="Standard">- Darstellung der Messergebnisse (1 Folie)</text:p>
      <text:p text:style-name="Standard">- Evaluation der Technologien (1 Folie)</text:p>
      <text:p text:style-name="Standard">- Bewertung der beiden Implementationen (1 Folie)</text:p>
      <text:p text:style-name="Standard">- Live-Online-De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size-complex="24pt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David Tarnow</meta:initial-creator>
    <meta:creation-date>2018-04-22T10:55:00Z</meta:creation-date>
    <dc:date>2018-05-04T18:29:37.326000000</dc:date>
    <meta:editing-cycles>4</meta:editing-cycles>
    <meta:editing-duration>PT5M6S</meta:editing-duration>
    <meta:document-statistic meta:table-count="0" meta:image-count="0" meta:object-count="0" meta:page-count="2" meta:paragraph-count="37" meta:word-count="392" meta:character-count="3089" meta:non-whitespace-character-count="2732"/>
    <meta:template xlink:type="simple" xlink:actuate="onRequest" xlink:title="" xlink:href="Normal.dotm"/>
  </office:meta>
</office:document-meta>
</file>